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9.052cm" fo:min-width="27.941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Other_20_Namespace">
      <style:graphic-properties fo:min-height="4.392cm" fo:min-width="11.582cm" loext:glow-radius="0cm" loext:softedge-radius="0cm" style:writing-mode="lr-tb" loext:decorative="false"/>
      <style:paragraph-properties style:writing-mode="lr-tb"/>
    </style:style>
    <style:style style:name="gr4" style:family="graphic" style:parent-style-name="Other_20_Namespace">
      <style:graphic-properties fo:min-height="4.41cm" fo:min-width="11.611cm" loext:glow-radius="0cm" loext:softedge-radius="0cm" style:writing-mode="lr-tb" loext:decorative="false"/>
      <style:paragraph-properties style:writing-mode="lr-tb"/>
    </style:style>
    <style:style style:name="gr5" style:family="graphic" style:parent-style-name="Other_20_Namespace">
      <style:graphic-properties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peratorCRD">
      <style:graphic-properties loext:decorative="false"/>
      <style:paragraph-properties style:writing-mode="lr-tb"/>
    </style:style>
    <style:style style:name="gr8" style:family="graphic" style:parent-style-name="Metadata">
      <style:graphic-properties loext:decorative="false"/>
      <style:paragraph-properties style:writing-mode="lr-tb"/>
    </style:style>
    <style:style style:name="gr9" style:family="graphic" style:parent-style-name="Namespace">
      <style:graphic-properties loext:decorative="false"/>
      <style:paragraph-properties style:writing-mode="lr-tb"/>
    </style:style>
    <style:style style:name="gr10" style:family="graphic" style:parent-style-name="Deployment">
      <style:graphic-properties loext:decorative="false"/>
      <style:paragraph-properties style:writing-mode="lr-tb"/>
    </style:style>
    <style:style style:name="gr11" style:family="graphic" style:parent-style-name="Component">
      <style:graphic-properties draw:fill="solid" draw:fill-color="#d5e8d4" loext:decorative="false"/>
      <style:paragraph-properties style:writing-mode="lr-tb"/>
    </style:style>
    <style:style style:name="gr12" style:family="graphic" style:parent-style-name="OperatorCRD">
      <style:graphic-properties loext:decorative="false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6f6f6"/>
      <style:paragraph-properties fo:margin-left="0.549cm" fo:margin-right="0cm" fo:margin-top="0.201cm" fo:margin-bottom="0.101cm" fo:line-height="15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8.7000007629395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style:writing-mode="lr-tb"/>
    </style:style>
    <style:style style:name="P3" style:family="paragraph">
      <loext:graphic-properties draw:fill="solid" draw:fill-color="#d5e8d4"/>
    </style:style>
    <style:style style:name="P4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41cm" svg:height="19.052cm" svg:x="0.951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Other Provisioners" draw:style-name="gr2">
          <draw:g draw:style-name="gr2"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layer="layout" svg:width="12.058cm" svg:height="4.963cm" svg:x="15.64cm" svg:y="10.075cm">
            <draw:text-box>
              <text:p>User namespaces</text:p>
            </draw:text-box>
          </draw:frame>
          <draw:g draw:style-name="gr6">
            <draw:frame draw:style-name="gr7" draw:layer="layout" svg:width="5.382cm" svg:height="1.772cm" svg:x="16.054cm" svg:y="11.094cm">
              <draw:text-box>
                <text:p>ScyllaCluster</text:p>
              </draw:text-box>
            </draw:frame>
            <draw:frame draw:style-name="gr8" draw:layer="layout" svg:width="5.34cm" svg:height="0.877cm" svg:x="16.096cm" svg:y="11.83cm">
              <draw:text-box>
                <text:p>name: foo</text:p>
              </draw:text-box>
            </draw:frame>
          </draw:g>
          <draw:g draw:style-name="gr6">
            <draw:frame draw:style-name="gr7" draw:layer="layout" svg:width="5.379cm" svg:height="1.77cm" svg:x="21.834cm" svg:y="11.096cm">
              <draw:text-box>
                <text:p>ScyllaDBMonitoring</text:p>
              </draw:text-box>
            </draw:frame>
            <draw:frame draw:style-name="gr8" draw:layer="layout" svg:width="5.337cm" svg:height="0.875cm" svg:x="21.876cm" svg:y="11.832cm">
              <draw:text-box>
                <text:p>name: foo</text:p>
              </draw:text-box>
            </draw:frame>
          </draw:g>
        </draw:g>
        <draw:g draw:style-name="gr2">
          <draw:frame draw:style-name="gr9" draw:layer="layout" svg:width="14.07cm" svg:height="2.859cm" svg:x="1.252cm" svg:y="1.249cm">
            <draw:text-box>
              <text:p>Namespace “scylla-operator”</text:p>
            </draw:text-box>
          </draw:frame>
          <draw:g draw:style-name="gr6">
            <draw:frame draw:style-name="gr10" draw:layer="layout" svg:width="6.606cm" svg:height="1.554cm" svg:x="1.5cm" svg:y="2.236cm">
              <draw:text-box>
                <text:p>Deployment</text:p>
              </draw:text-box>
            </draw:frame>
            <draw:frame draw:style-name="gr8" draw:layer="layout" svg:width="6.606cm" svg:height="0.582cm" svg:x="1.5cm" svg:y="2.891cm">
              <draw:text-box>
                <text:p>name: scylla-operator</text:p>
              </draw:text-box>
            </draw:frame>
          </draw:g>
          <draw:g draw:style-name="gr6">
            <draw:frame draw:style-name="gr10" draw:layer="layout" svg:width="6.642cm" svg:height="1.552cm" svg:x="8.431cm" svg:y="2.238cm">
              <draw:text-box>
                <text:p>Deployment</text:p>
              </draw:text-box>
            </draw:frame>
            <draw:frame draw:style-name="gr8" draw:layer="layout" svg:width="6.642cm" svg:height="0.799cm" svg:x="8.431cm" svg:y="2.891cm">
              <draw:text-box>
                <text:p>name: scylla-operator-webhook</text:p>
              </draw:text-box>
            </draw:frame>
          </draw:g>
        </draw:g>
        <draw:g draw:style-name="gr2">
          <draw:frame draw:style-name="gr9" draw:layer="layout" svg:width="12.935cm" svg:height="2.859cm" svg:x="15.64cm" svg:y="16.825cm">
            <draw:text-box>
              <text:p>Namespace “prometheus-operator” (3<text:span text:style-name="T1">rd</text:span> party)</text:p>
            </draw:text-box>
          </draw:frame>
          <draw:g draw:style-name="gr6">
            <draw:frame draw:style-name="gr10" draw:layer="layout" svg:width="6.499cm" svg:height="1.653cm" svg:x="15.993cm" svg:y="17.713cm">
              <draw:text-box>
                <text:p>Deployment</text:p>
              </draw:text-box>
            </draw:frame>
            <draw:frame draw:style-name="gr8" draw:layer="layout" svg:width="6.499cm" svg:height="1.01cm" svg:x="15.993cm" svg:y="18.366cm">
              <draw:text-box>
                <text:p>name: prometheus-operator</text:p>
              </draw:text-box>
            </draw:frame>
          </draw:g>
        </draw:g>
        <draw:g draw:style-name="gr2">
          <draw:frame draw:style-name="gr9" draw:layer="layout" svg:width="14.086cm" svg:height="4.681cm" svg:x="1.235cm" svg:y="15.003cm">
            <draw:text-box>
              <text:p>Namespace “cert-manager” (3<text:span text:style-name="T1">rd</text:span> party)</text:p>
            </draw:text-box>
          </draw:frame>
          <draw:g draw:style-name="gr6">
            <draw:frame draw:style-name="gr10" draw:layer="layout" svg:width="3.708cm" svg:height="1.554cm" svg:x="1.553cm" svg:y="15.99cm">
              <draw:text-box>
                <text:p>Deployment</text:p>
              </draw:text-box>
            </draw:frame>
            <draw:frame draw:style-name="gr8" draw:layer="layout" svg:width="3.708cm" svg:height="1.008cm" svg:x="1.553cm" svg:y="16.645cm">
              <draw:text-box>
                <text:p>name: cert-manager</text:p>
              </draw:text-box>
            </draw:frame>
          </draw:g>
          <draw:g draw:style-name="gr6">
            <draw:frame draw:style-name="gr10" draw:layer="layout" svg:width="5.312cm" svg:height="1.552cm" svg:x="5.579cm" svg:y="15.957cm">
              <draw:text-box>
                <text:p>Deployment</text:p>
              </draw:text-box>
            </draw:frame>
            <draw:frame draw:style-name="gr8" draw:layer="layout" svg:width="5.312cm" svg:height="1.011cm" svg:x="5.579cm" svg:y="16.609cm">
              <draw:text-box>
                <text:p>name: cert-manager-webhook</text:p>
              </draw:text-box>
            </draw:frame>
          </draw:g>
          <draw:g draw:style-name="gr6">
            <draw:frame draw:style-name="gr10" draw:layer="layout" svg:width="5.596cm" svg:height="1.552cm" svg:x="1.669cm" svg:y="17.861cm">
              <draw:text-box>
                <text:p>Deployment</text:p>
              </draw:text-box>
            </draw:frame>
            <draw:frame draw:style-name="gr8" draw:layer="layout" svg:width="5.596cm" svg:height="1.012cm" svg:x="1.669cm" svg:y="18.512cm">
              <draw:text-box>
                <text:p>name: cert-manager-ca-injector</text:p>
              </draw:text-box>
            </draw:frame>
          </draw:g>
        </draw:g>
        <draw:g draw:style-name="gr2">
          <draw:frame draw:style-name="gr9" draw:layer="layout" svg:width="14.07cm" svg:height="4.377cm" svg:x="1.252cm" svg:y="7.288cm">
            <draw:text-box>
              <text:p>Namespace “scylla-manager”</text:p>
            </draw:text-box>
          </draw:frame>
          <draw:g draw:style-name="gr6">
            <draw:frame draw:style-name="gr10" draw:layer="layout" svg:width="6.487cm" svg:height="1.584cm" svg:x="1.613cm" svg:y="8.176cm">
              <draw:text-box>
                <text:p>Deployment</text:p>
              </draw:text-box>
            </draw:frame>
            <draw:frame draw:style-name="gr8" draw:layer="layout" svg:width="6.487cm" svg:height="0.612cm" svg:x="1.733cm" svg:y="8.829cm">
              <draw:text-box>
                <text:p>name: scylla-manager</text:p>
              </draw:text-box>
            </draw:frame>
          </draw:g>
          <draw:g draw:style-name="gr6">
            <draw:frame draw:style-name="gr7" draw:layer="layout" svg:width="6.493cm" svg:height="1.358cm" svg:x="1.613cm" svg:y="9.977cm">
              <draw:text-box>
                <text:p>ScyllaCluster</text:p>
              </draw:text-box>
            </draw:frame>
            <draw:frame draw:style-name="gr8" draw:layer="layout" svg:width="6.493cm" svg:height="0.853cm" svg:x="1.613cm" svg:y="10.587cm">
              <draw:text-box>
                <text:p>name: scylla-manager-cluster</text:p>
              </draw:text-box>
            </draw:frame>
          </draw:g>
        </draw:g>
        <draw:g draw:style-name="gr2">
          <draw:frame draw:style-name="gr9" draw:layer="layout" svg:width="14.07cm" svg:height="2.719cm" svg:x="1.252cm" svg:y="4.347cm">
            <draw:text-box>
              <text:p>Namespace “scylla-operator-node-tuning” (managed by scylla-operator)</text:p>
            </draw:text-box>
          </draw:frame>
          <draw:g draw:style-name="gr6">
            <draw:frame draw:style-name="gr10" draw:layer="layout" svg:width="6.503cm" svg:height="1.546cm" svg:x="1.517cm" svg:y="5.255cm">
              <draw:text-box>
                <text:p>DamonSet</text:p>
              </draw:text-box>
            </draw:frame>
            <draw:frame draw:style-name="gr8" draw:layer="layout" svg:width="6.503cm" svg:height="0.951cm" svg:x="1.517cm" svg:y="5.906cm">
              <draw:text-box>
                <text:p>name: cluster-node-setup</text:p>
              </draw:text-box>
            </draw:frame>
          </draw:g>
          <draw:g draw:style-name="gr6">
            <draw:frame draw:style-name="gr10" draw:layer="layout" svg:width="6.68cm" svg:height="1.546cm" svg:x="8.337cm" svg:y="5.275cm">
              <draw:text-box>
                <text:p>Jobs</text:p>
              </draw:text-box>
            </draw:frame>
            <draw:frame draw:style-name="gr8" draw:layer="layout" svg:width="6.68cm" svg:height="0.952cm" svg:x="8.337cm" svg:y="5.927cm">
              <draw:text-box>
                <text:p>name: perftune-node-...</text:p>
              </draw:text-box>
            </draw:frame>
          </draw:g>
        </draw:g>
        <draw:g draw:style-name="gr2">
          <draw:frame draw:style-name="gr9" draw:layer="layout" svg:width="14.104cm" svg:height="2.859cm" svg:x="1.216cm" svg:y="11.944cm">
            <draw:text-box>
              <text:p>Namespace “local-csi-driver”</text:p>
            </draw:text-box>
          </draw:frame>
          <draw:g draw:style-name="gr6">
            <draw:frame draw:style-name="gr10" draw:layer="layout" svg:width="6.474cm" svg:height="1.574cm" svg:x="1.613cm" svg:y="12.846cm">
              <draw:text-box>
                <text:p>DaemonSet</text:p>
              </draw:text-box>
            </draw:frame>
            <draw:frame draw:style-name="gr8" draw:layer="layout" svg:width="6.474cm" svg:height="0.952cm" svg:x="1.613cm" svg:y="13.6cm">
              <draw:text-box>
                <text:p>name: local-csi-driver</text:p>
              </draw:text-box>
            </draw:frame>
          </draw:g>
        </draw:g>
        <draw:g draw:style-name="gr2">
          <draw:frame draw:style-name="gr11" draw:text-style-name="P3" draw:layer="layout" svg:width="12.935cm" svg:height="8.372cm" svg:x="15.64cm" svg:y="1.232cm">
            <draw:text-box>
              <text:p>Cluster-scoped objects</text:p>
            </draw:text-box>
          </draw:frame>
          <draw:g draw:style-name="gr6">
            <draw:frame draw:style-name="gr7" draw:layer="layout" svg:width="5.256cm" svg:height="2.5cm" svg:x="16.051cm" svg:y="2.293cm">
              <draw:text-box>
                <text:p>ScyllaOperatorConfig</text:p>
              </draw:text-box>
            </draw:frame>
            <draw:frame draw:style-name="gr8" draw:layer="layout" svg:width="5.215cm" svg:height="0.931cm" svg:x="16.092cm" svg:y="3.077cm">
              <draw:text-box>
                <text:p>name: cluster</text:p>
              </draw:text-box>
            </draw:frame>
          </draw:g>
          <draw:g draw:style-name="gr6">
            <draw:frame draw:style-name="gr12" draw:layer="layout" svg:width="5.257cm" svg:height="2cm" svg:x="22.324cm" svg:y="2.833cm">
              <draw:text-box>
                <text:p/>
              </draw:text-box>
            </draw:frame>
            <draw:frame draw:style-name="gr12" draw:layer="layout" svg:width="5.258cm" svg:height="2cm" svg:x="22.086cm" svg:y="2.583cm">
              <draw:text-box>
                <text:p/>
              </draw:text-box>
            </draw:frame>
            <draw:frame draw:style-name="gr7" draw:layer="layout" svg:width="5.256cm" svg:height="2cm" svg:x="21.847cm" svg:y="2.333cm">
              <draw:text-box>
                <text:p>NodeConfig</text:p>
              </draw:text-box>
            </draw:frame>
            <draw:frame draw:style-name="gr8" draw:layer="layout" svg:width="5.299cm" svg:height="0.874cm" svg:x="21.828cm" svg:y="3.031cm">
              <draw:text-box>
                <text:p>name: scylladb-nodepool-1</text:p>
              </draw:text-box>
            </draw:frame>
          </draw:g>
        </draw:g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Noto Sans1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RD" style:family="graphic" style:parent-style-name="Component">
      <style:graphic-properties draw:fill="solid" draw:fill-color="#fff2cc" draw:textarea-vertical-align="middle"/>
      <style:text-properties fo:font-size="16pt"/>
    </style:style>
    <style:style style:name="Component" style:family="graphic" style:parent-style-name="Default">
      <style:graphic-properties svg:stroke-width="0.055cm" svg:stroke-color="#ffffff" draw:marker-start-width="0.282cm" draw:marker-end-width="0.282cm" draw:fill="solid" draw:fill-color="#fad7ac" draw:textarea-horizontal-align="left" draw:textarea-vertical-align="top" draw:auto-grow-height="false" fo:padding-top="0.2cm" fo:padding-bottom="0.2cm" fo:padding-left="0.2cm" fo:padding-right="0.2cm"/>
      <style:paragraph-properties fo:line-height="100%"/>
      <style:text-properties fo:color="#999999" loext:opacity="100%" fo:font-size="12pt" fo:font-weight="normal"/>
    </style:style>
    <style:style style:name="Component_20_Icon" style:display-name="Component Icon" style:family="graphic" style:parent-style-name="Component">
      <style:graphic-properties draw:stroke="none" draw:fill="none" loext:fill-use-slide-background="false"/>
    </style:style>
    <style:style style:name="Component_20_Text" style:display-name="Component Text" style:family="graphic" style:parent-style-name="Component">
      <style:graphic-properties draw:stroke="none" draw:fill="none" draw:fill-color="#f5f5f5" loext:fill-use-slide-background="false" draw:textarea-vertical-align="middle" draw:auto-grow-height="false" draw:fit-to-size="false" style:shrink-to-fit="true" draw:fit-to-contour="false" fo:padding-top="0.15cm" fo:padding-bottom="0.15cm" fo:padding-left="0.15cm" fo:padding-right="0.15cm" fo:wrap-option="no-wrap"/>
      <style:paragraph-properties fo:line-height="115%" fo:text-align="center" loext:tab-stop-distance="0cm">
        <style:tab-stops/>
      </style:paragraph-properties>
      <style:text-properties fo:font-size="26pt" fo:font-weight="bold"/>
    </style:style>
    <style:style style:name="Conponent_20_Text_20_with_20_Logo" style:display-name="Conponent Text with Logo" style:family="graphic" style:parent-style-name="Component_20_Text">
      <style:graphic-properties draw:textarea-horizontal-align="left" fo:padding-top="0.3cm" fo:padding-bottom="0.3cm" fo:padding-left="0.3cm" fo:padding-right="0.3cm"/>
    </style:style>
    <style:style style:name="Default" style:family="graphic">
      <style:graphic-properties draw:stroke="solid" draw:stroke-dash="Dash_20_Dot_20_4" svg:stroke-width="0.035cm" svg:stroke-color="#3465a4" draw:marker-start-width="0.252cm" draw:marker-start-center="false" draw:marker-end-width="0.252cm" draw:marker-end-center="false" svg:stroke-opacity="100%" draw:stroke-linejoin="round" svg:stroke-linecap="round" draw:fill="solid" draw:fill-color="#f5f5f5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4.407cm" fo:min-width="5.109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ployment" style:family="graphic" style:parent-style-name="Resource">
      <style:graphic-properties draw:fill="solid" draw:fill-color="#fad7ac"/>
    </style:style>
    <style:style style:name="Metadata" style:family="graphic" style:parent-style-name="Default">
      <style:graphic-properties draw:stroke="none" draw:fill="none" loext:fill-use-slide-background="false" draw:textarea-horizontal-align="left" draw:textarea-vertical-align="top" draw:auto-grow-height="false" fo:padding-top="0.1cm" fo:padding-bottom="0.1cm" fo:padding-left="0.2cm" fo:padding-right="0.2cm"/>
      <style:text-properties fo:color="#999999" loext:opacity="100%" fo:font-size="10pt"/>
    </style:style>
    <style:style style:name="Namespace" style:family="graphic" style:parent-style-name="Component">
      <style:graphic-properties draw:fill="solid" draw:fill-color="#add8e6" draw:textarea-horizontal-align="left"/>
      <style:paragraph-properties fo:text-align="start"/>
    </style:style>
    <style:style style:name="OperatorCRD" style:family="graphic" style:parent-style-name="Resource">
      <style:graphic-properties draw:fill="solid" draw:fill-color="#fff8dc"/>
    </style:style>
    <style:style style:name="Other_20_Namespace" style:display-name="Other Namespace" style:family="graphic" style:parent-style-name="Namespace">
      <style:graphic-properties draw:fill="solid" draw:fill-color="#dbe4e6" draw:opacity="100%" draw:shadow-opacity="100%"/>
      <style:text-properties fo:color="#808080" loext:opacity="100%" fo:font-weight="normal"/>
    </style:style>
    <style:style style:name="Resource" style:family="graphic" style:parent-style-name="Component">
      <style:graphic-properties draw:fill="solid" draw:fill-color="#fad7ac" draw:textarea-horizontal-align="center" draw:textarea-vertical-align="top" fo:padding-top="0.2cm" fo:padding-bottom="0.2cm" fo:padding-left="0.2cm" fo:padding-right="0.2cm"/>
      <style:text-properties fo:font-size="11pt" fo:font-weight="bold"/>
    </style:style>
    <style:style style:name="Storage_20_Class" style:display-name="Storage Class" style:family="graphic" style:parent-style-name="CRD">
      <style:text-properties fo:font-size="12pt"/>
    </style:style>
    <style:style style:name="Storage_20_Component_20_Text" style:display-name="Storage Component Text" style:family="graphic" style:parent-style-name="Component_20_Text">
      <style:text-properties fo:font-size="20pt"/>
    </style:style>
    <style:style style:name="Subcomponent" style:family="graphic" style:parent-style-name="Component">
      <style:graphic-properties svg:stroke-width="0.105cm" svg:stroke-color="#ffffff" draw:marker-start-width="0.357cm" draw:marker-end-width="0.357cm" draw:fill="solid" draw:fill-color="#dae8fc"/>
      <style:text-properties fo:font-size="14pt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full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03T18:21:59.794618186</meta:creation-date>
    <dc:date>2025-07-11T16:48:31.889239267</dc:date>
    <meta:editing-duration>P4DT22H17M24S</meta:editing-duration>
    <meta:editing-cycles>34</meta:editing-cycles>
    <meta:generator>LibreOffice/25.2.3.2$Linux_X86_64 LibreOffice_project/520$Build-2</meta:generator>
    <meta:print-date>2024-04-05T13:52:12.203378339</meta:print-date>
    <meta:printed-by>PDF files</meta:printed-by>
    <meta:document-statistic meta:object-count="88"/>
  </office:meta>
</office:document-meta>
</file>